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wiss"/>
    <style:font-face style:name="Noto Sans CJK SC1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法国vd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wiss"/>
    <style:font-face style:name="Noto Sans CJK SC1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CJK SC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CJK SC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1" style:font-family-asian="'Noto Sans CJK SC'" style:font-family-generic-asian="system" style:font-pitch-asian="variable" style:font-size-asian="14pt" style:font-name-complex="Noto Sans CJK SC1" style:font-family-complex="'Noto Sans CJK S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CJK SC" style:font-family-complex="'Noto Sans CJK SC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CJK SC" style:font-family-complex="'Noto Sans CJK S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SC" style:font-family-complex="'Noto Sans CJK SC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26T13:00:02.913021497</meta:creation-date>
    <dc:date>2023-08-26T13:00:36.491551219</dc:date>
    <meta:editing-duration>PT35S</meta:editing-duration>
    <meta:editing-cycles>1</meta:editing-cycles>
    <meta:document-statistic meta:table-count="0" meta:image-count="0" meta:object-count="0" meta:page-count="1" meta:paragraph-count="1" meta:word-count="3" meta:character-count="4" meta:non-whitespace-character-count="4"/>
    <meta:generator>LibreOffice/7.3.7.2$Linux_X86_64 LibreOffice_project/30$Build-2</meta:generator>
  </office:meta>
</office:document-meta>
</file>